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f688"/>
    </style:style>
    <style:style style:name="P2" style:family="paragraph" style:parent-style-name="Text_20_body">
      <style:text-properties officeooo:rsid="0013301a" officeooo:paragraph-rsid="00149729"/>
    </style:style>
    <style:style style:name="P3" style:family="paragraph" style:parent-style-name="Text_20_body">
      <style:paragraph-properties fo:text-align="start" style:justify-single-word="false"/>
      <style:text-properties officeooo:rsid="00149729" officeooo:paragraph-rsid="00149729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49729" officeooo:paragraph-rsid="00149729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49729" officeooo:paragraph-rsid="00149729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Heading" style:list-style-name="L1">
      <style:text-properties officeooo:rsid="0012f688"/>
    </style:style>
    <style:style style:name="P8" style:family="paragraph" style:parent-style-name="Heading" style:list-style-name="L2">
      <style:text-properties officeooo:paragraph-rsid="00158d38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149729" officeooo:paragraph-rsid="00149729" style:font-weight-asian="bold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>
      <style:text-properties officeooo:rsid="00158d38" officeooo:paragraph-rsid="00158d38"/>
    </style:style>
    <style:style style:name="P12" style:family="paragraph" style:parent-style-name="Text_20_body">
      <style:text-properties officeooo:rsid="00171064" officeooo:paragraph-rsid="00171064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49729" officeooo:paragraph-rsid="00149729" style:font-weight-asian="bold" style:font-weight-complex="bold"/>
    </style:style>
    <style:style style:name="T1" style:family="text">
      <style:text-properties officeooo:rsid="0012f688"/>
    </style:style>
    <style:style style:name="T2" style:family="text">
      <style:text-properties officeooo:rsid="001497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972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9729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58d38"/>
    </style:style>
    <style:style style:name="T9" style:family="text">
      <style:text-properties officeooo:rsid="0017106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14902599329766447" text:style-name="L1">
        <text:list-item>
          <text:p text:style-name="P7">Déclaration d'un middleware</text:p>
        </text:list-item>
      </text:list>
      <text:p text:style-name="Text_20_body"/>
      <text:p text:style-name="P1"><text:span text:style-name="T1">Un middleware permet </text:span>de filtrer en amont les requêtes envoyées vers votre site à travers <text:span text:style-name="T1">le</text:span> controllers via <text:span text:style-name="T1">les</text:span> routes, <text:span text:style-name="T1">ce qui permet de </text:span><text:s/>sécuriser l’accès aux fonctionnalités critiques de votre application.</text:p>
      <text:p text:style-name="P2">Pour créer un middleware, <text:span text:style-name="T2">par exemple </text:span><text:span text:style-name="T4">AdminMiddleware, </text:span><text:span text:style-name="T6">utiliser la commande :</text:span></text:p>
      <text:p text:style-name="P9">php artisan make:middleware AdminMiddleware</text:p>
      <text:p text:style-name="P3"><text:span text:style-name="T7">Dans la classe créée (accessible dans </text:span><text:span text:style-name="Emphasis"><text:span text:style-name="T7">\App\Http\Middleware</text:span></text:span><text:span text:style-name="T7">), modifions la méthode </text:span><text:span text:style-name="Emphasis"><text:span text:style-name="T7">handle, ex :</text:span></text:span><text:span text:style-name="Emphasis"><text:span text:style-name="T5"> </text:span></text:span></text:p>
      <text:p text:style-name="P14">public function handle($request, Closure $next)</text:p>
      <text:section text:style-name="Sect1" text:name="crayon-5715ec7533f57188692697-2">
        <text:p text:style-name="P6">{</text:p>
      </text:section>
      <text:section text:style-name="Sect1" text:name="crayon-5715ec7533f57188692697-3">
        <text:p text:style-name="P6">    if ($request-&gt;user()-&gt;is_admin != 1) {</text:p>
      </text:section>
      <text:section text:style-name="Sect1" text:name="crayon-5715ec7533f57188692697-4">
        <text:p text:style-name="P6">        return redirect('/');</text:p>
      </text:section>
      <text:section text:style-name="Sect1" text:name="crayon-5715ec7533f57188692697-5">
        <text:p text:style-name="P6">    }</text:p>
      </text:section>
      <text:section text:style-name="Sect1" text:name="crayon-5715ec7533f57188692697-6">
        <text:p text:style-name="P6">    return $next($request);</text:p>
      </text:section>
      <text:section text:style-name="Sect1" text:name="crayon-5715ec7533f57188692697-7">
        <text:p text:style-name="P6">}</text:p>
      </text:section>
      <text:p text:style-name="P3"><text:span text:style-name="Emphasis"><text:span text:style-name="T5"/></text:span></text:p>
      <text:p text:style-name="P4">Ajouter ensuite la définition du middleware dans le fichier app/Http/Kernel.php</text:p>
      <text:p text:style-name="P5">'admin' =&gt; \App\Http\Middleware\AdminMiddleware::class,</text:p>
      <text:p text:style-name="P4">Et nous pouvons maintenant appliquer ce Middleware à toutes nos routes d’administration ,ex:</text:p>
      <text:p text:style-name="P5">Route::group(['prefix' =&gt; 'admin', 'middleware' =&gt; ['auth', 'admin']], function() {</text:p>
      <text:p text:style-name="P5"><text:s text:c="4"/>Route::get('dashboard', 'AdminDashboardController@index');</text:p>
      <text:p text:style-name="P5">});</text:p>
      <text:p text:style-name="P4"/>
      <text:p text:style-name="P4">Ainsi, dans cet exemple, les utilisateurs qui souhaitent accéder à l’url <text:span text:style-name="Emphasis">monapplication.com/admin/dashboard</text:span> doivent :</text:p>
      <text:list xml:id="list2043296911907254346" text:style-name="L2">
        <text:list-item>
          <text:p text:style-name="P13">Être authentifiés (grâce au Middleware auth)</text:p>
        </text:list-item>
        <text:list-item>
          <text:p text:style-name="P10">Être administrateurs (grâce au Middleware admin)</text:p>
        </text:list-item>
      </text:list>
      <text:p text:style-name="Text_20_body"/>
      <text:list xml:id="list114809268543813" text:continue-numbering="true" text:style-name="L2">
        <text:list-item>
          <text:p text:style-name="P8"><text:span text:style-name="T8">Description des middlewres créés pour le site</text:span></text:p>
        </text:list-item>
      </text:list>
      <text:p text:style-name="P11">Les middlewares créés sont <text:span text:style-name="T3">admin</text:span>, <text:span text:style-name="T3">user</text:span>, et <text:span text:style-name="T3">ajax</text:span>.</text:p>
      <text:p text:style-name="P11">Le middleware ajax permet de filtrer les requêtes de type ajax.</text:p>
      <text:p text:style-name="P11">Les middlewares admin et user filtrent par type d'utilisation après l'authentification.</text:p>
      <text:p text:style-name="P11"/>
      <text:p text:style-name="P11">Pour les middlewares admin et user, il faut tout d'abord créer des listeners, qui vont écouter <text:span text:style-name="T9">les </text:span><text:soft-page-break/><text:span text:style-name="T9">lorsque l'utilisateur se connecte et se déconnecte. Ces fichiers doivent être créés dans app/Listeners.</text:span></text:p>
      <text:p text:style-name="P12">Ils doivent ensuite être déclarés dans le fichier <text:span text:style-name="T3">, </text:span><text:span text:style-name="T5">qui se trouve dans app/Providers.</text:span></text:p>
      <text:p text:style-name="P12"><text:span text:style-name="T5">Ces listeners utilisent un service créé pour l'ocassion, qui s'appelle Statut.</text:span></text:p>
      <text:p text:style-name="P12"><text:span text:style-name="T5">Son rôle est de mettre en session le statut de l'utilisateur (user ou admin).</text:span></text:p>
      <text:p text:style-name="P12"><text:span text:style-name="T5">Les middlewares pourront ainsi savoir via la variable session de Statut, quel est le type d'utilisateur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28:01.914538000</meta:creation-date>
    <dc:date>2016-04-19T11:48:09.031441000</dc:date>
    <meta:editing-duration>PT18M45S</meta:editing-duration>
    <meta:editing-cycles>2</meta:editing-cycles>
    <meta:generator>LibreOffice/5.0.0.5$MacOSX_X86_64 LibreOffice_project/1b1a90865e348b492231e1c451437d7a15bb262b</meta:generator>
    <meta:document-statistic meta:table-count="0" meta:image-count="0" meta:object-count="0" meta:page-count="2" meta:paragraph-count="30" meta:word-count="271" meta:character-count="1977" meta:non-whitespace-character-count="1714"/>
  </office:meta>
</office:document-meta>
</file>